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5.741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7.091cm"/>
    </style:style>
    <style:style style:name="co10" style:family="table-column">
      <style:table-column-properties fo:break-before="auto" style:column-width="4.948cm"/>
    </style:style>
    <style:style style:name="co11" style:family="table-column">
      <style:table-column-properties fo:break-before="auto" style:column-width="18.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ta1" style:family="table" style:master-page-name="PageStyle_5f_Controles_20_de_20_Cambio_20_Preproducci">
      <style:table-properties table:display="true" style:writing-mode="lr-tb"/>
    </style:style>
    <style:style style:name="ta2" style:family="table" style:master-page-name="PageStyle_5f_Controles_20_de_20_Cambio">
      <style:table-properties table:display="false" style:writing-mode="lr-tb"/>
    </style:style>
    <style:style style:name="ce1" style:family="table-cell" style:parent-style-name="Default">
      <style:table-cell-properties fo:background-color="#0b5394" style:text-align-source="fix" style:repeat-content="false" fo:wrap-option="wrap" style:vertical-align="middle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b5394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="0.99pt solid #000000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fo:border="0.99pt solid #000000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fo:border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fo:border="0.99pt solid #000000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wrap-option="wrap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b5394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0b5394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/>
      <style:text-properties fo:color="#313739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0b5394" style:text-align-source="fix" style:repeat-content="false" fo:border="0.99pt solid #000000" style:vertical-align="middle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/>
      <style:text-properties fo:color="#313739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wrap-option="wrap" fo:border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ontroles de Cambio Preproducci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/>
          <table:table-cell table:style-name="ce5" office:value-type="string" calcext:value-type="string">
            <text:p>Modulo</text:p>
          </table:table-cell>
          <table:table-cell table:style-name="ce5" office:value-type="string" calcext:value-type="string">
            <text:p>Funcionalidad</text:p>
          </table:table-cell>
          <table:table-cell table:style-name="ce5" office:value-type="string" calcext:value-type="string">
            <text:p>Control de Cambios</text:p>
          </table:table-cell>
          <table:table-cell table:style-name="ce16" office:value-type="string" calcext:value-type="string">
            <text:p>Estado</text:p>
          </table:table-cell>
          <table:table-cell table:style-name="ce19" office:value-type="string" calcext:value-type="string">
            <text:p>Responsable</text:p>
          </table:table-cell>
          <table:table-cell table:number-columns-repeated="25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portico</text:p>
          </table:table-cell>
          <table:table-cell table:style-name="ce9" office:value-type="string" calcext:value-type="string">
            <text:p>Acta de Recibido</text:p>
          </table:table-cell>
          <table:table-cell table:style-name="ce9" office:value-type="string" calcext:value-type="string">
            <text:p>No debe verse en reflejado en el informe las actas que fueron eliminadas (inactivas)</text:p>
          </table:table-cell>
          <table:table-cell table:style-name="ce17" office:value-type="string" calcext:value-type="string">
            <text:p>Resuelto</text:p>
          </table:table-cell>
          <table:table-cell table:style-name="ce20" office:value-type="string" calcext:value-type="string">
            <text:p>Stiv verdugo</text:p>
          </table:table-cell>
          <table:table-cell table:number-columns-repeated="25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eportico</text:p>
          </table:table-cell>
          <table:table-cell table:style-name="ce9" office:value-type="string" calcext:value-type="string">
            <text:p>Inventario Funcionario</text:p>
          </table:table-cell>
          <table:table-cell table:style-name="ce13" office:value-type="string" calcext:value-type="string">
            <text:p>Suprimir los campos consecutivo de salida, nivel y serie <text:line-break/>La tabla debe ir organizada de la siguiente manera:<text:line-break/>1.Placa ( de manera ascendente)<text:line-break/>2. Descripcion<text:line-break/>3. Sede<text:line-break/>4. Dependencia<text:line-break/>5. Estado Elemento<text:line-break/>6. Tipo de Bien<text:line-break/>7. Cuadrito al final para verificar<text:line-break/>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eportico</text:p>
          </table:table-cell>
          <table:table-cell table:style-name="ce9" office:value-type="string" calcext:value-type="string">
            <text:p>Estado General Inventario Funcionario Radicado</text:p>
          </table:table-cell>
          <table:table-cell table:style-name="ce14" office:value-type="string" calcext:value-type="string">
            <text:p>Ajustar de acuerdo a nueva estructura de datos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Reportico</text:p>
          </table:table-cell>
          <table:table-cell table:style-name="ce9" office:value-type="string" calcext:value-type="string">
            <text:p>Control Historico Radicados</text:p>
          </table:table-cell>
          <table:table-cell table:style-name="ce14" office:value-type="string" calcext:value-type="string">
            <text:p>Ajustar de acuerdo a nueva estructura de datos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Reportico</text:p>
          </table:table-cell>
          <table:table-cell table:style-name="ce7" office:value-type="string" calcext:value-type="string">
            <text:p>Gestion de Movimientos</text:p>
          </table:table-cell>
          <table:table-cell table:style-name="ce14" office:value-type="string" calcext:value-type="string">
            <text:p>Suprimir campos marca y serie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Levantamiento Fisico</text:p>
          </table:table-cell>
          <table:table-cell table:style-name="ce10" office:value-type="string" calcext:value-type="string">
            <text:p>Radicacion Inventario</text:p>
          </table:table-cell>
          <table:table-cell table:style-name="ce8" office:value-type="string" calcext:value-type="string">
            <text:p>Se requiere que se registre por dependencia, sede 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Stiv verdugo</text:p>
          </table:table-cell>
          <table:table-cell table:number-columns-repeated="25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Levantamiento Fisico</text:p>
          </table:table-cell>
          <table:table-cell table:style-name="ce8" office:value-type="string" calcext:value-type="string">
            <text:p>Inventario Funcionario</text:p>
          </table:table-cell>
          <table:table-cell table:style-name="ce15" office:value-type="string" calcext:value-type="string">
            <text:p>Desempeño de tabla y pdf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Stiv verdugo</text:p>
          </table:table-cell>
          <table:table-cell table:number-columns-repeated="25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Reportico</text:p>
          </table:table-cell>
          <table:table-cell table:style-name="ce11" office:value-type="string" calcext:value-type="string">
            <text:p>Acta de Recibido, Entradas y Salidas de Almacen </text:p>
          </table:table-cell>
          <table:table-cell table:style-name="ce11" office:value-type="string" calcext:value-type="string">
            <text:p>Aproximar la suma del valor total + IVA ya que toco quitarlo de elemento por elemento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Reportico</text:p>
          </table:table-cell>
          <table:table-cell table:style-name="ce8" office:value-type="string" calcext:value-type="string">
            <text:p>Entradas Almacen</text:p>
          </table:table-cell>
          <table:table-cell table:style-name="ce11" office:value-type="string" calcext:value-type="string">
            <text:p>No corresponden los saldos de la entrada con los elementos que se ingresan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Levantamiento Fisico</text:p>
          </table:table-cell>
          <table:table-cell table:style-name="ce7" office:value-type="string" calcext:value-type="string">
            <text:p>Inventario Funcionario</text:p>
          </table:table-cell>
          <table:table-cell table:style-name="ce11" office:value-type="string" calcext:value-type="string">
            <text:p>* Agregar campo espacio fisico para realizar la consulta<text:line-break/>* Agregar en el reporte el campo espacio fisico<text:line-break/>* Ajustar el informe de funcionario para que el espacio de firmas no quede separado en hoja aparte de los elementos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Stiv verdugo</text:p>
          </table:table-cell>
          <table:table-cell table:number-columns-repeated="25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Consulta inventario funcionario</text:p>
          </table:table-cell>
          <table:table-cell table:style-name="ce12"/>
          <table:table-cell table:style-name="ce11" office:value-type="string" calcext:value-type="string">
            <text:p>* Al descargar el archivo .xls, arroja toda la informacion en una misma celda, lo cual no permite trabajar la informaión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Sesión</text:p>
          </table:table-cell>
          <table:table-cell table:style-name="ce12"/>
          <table:table-cell table:style-name="ce11" office:value-type="string" calcext:value-type="string">
            <text:p>* En ocaciones se cierra la sesión sin haber estado en inactividad.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Entrada</text:p>
          </table:table-cell>
          <table:table-cell table:style-name="ce8" office:value-type="string" calcext:value-type="string">
            <text:p>Activar Elementos </text:p>
          </table:table-cell>
          <table:table-cell table:style-name="ce11" office:value-type="string" calcext:value-type="string">
            <text:p>Modificar la funcionalidad de activar elementos de acuerdo con los cambios ralizados en el registro de elementos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Reportes</text:p>
          </table:table-cell>
          <table:table-cell table:style-name="ce8" office:value-type="string" calcext:value-type="string">
            <text:p>Entrada pdf</text:p>
          </table:table-cell>
          <table:table-cell table:style-name="ce8" office:value-type="string" calcext:value-type="string">
            <text:p>Agregar Criterios Fecha Inicial - Fecha Final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Reportes</text:p>
          </table:table-cell>
          <table:table-cell table:style-name="ce8" office:value-type="string" calcext:value-type="string">
            <text:p>Salida pdf</text:p>
          </table:table-cell>
          <table:table-cell table:style-name="ce8" office:value-type="string" calcext:value-type="string">
            <text:p>Agregar Criterios N° de Entrada <text:s/>y <text:s/>Fecha Inicial - Fecha Final</text:p>
          </table:table-cell>
          <table:table-cell table:style-name="ce18" office:value-type="string" calcext:value-type="string">
            <text:p>Resuelto</text:p>
          </table:table-cell>
          <table:table-cell table:style-name="ce20" office:value-type="string" calcext:value-type="string">
            <text:p>Violeta Sosa</text:p>
          </table:table-cell>
          <table:table-cell table:number-columns-repeated="250"/>
        </table:table-row>
        <table:table-row table:style-name="ro5" table:number-rows-repeated="96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ontroles de Cambio" table:style-name="ta2" table:print="false">
        <table:table-column table:style-name="co1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visibility="collapse" table:number-columns-repeated="2" table:default-cell-style-name="Default"/>
        <table:table-column table:style-name="co11" table:default-cell-style-name="Default"/>
        <table:table-column table:style-name="co6" table:number-columns-repeated="248" table:default-cell-style-name="Default"/>
        <table:table-row table:style-name="ro6">
          <table:table-cell table:style-name="ce1" office:value-type="string" calcext:value-type="string">
            <text:p>N°</text:p>
          </table:table-cell>
          <table:table-cell table:style-name="ce5" office:value-type="string" calcext:value-type="string">
            <text:p>Modulo</text:p>
          </table:table-cell>
          <table:table-cell table:style-name="ce5" office:value-type="string" calcext:value-type="string">
            <text:p>Funcionalidad</text:p>
          </table:table-cell>
          <table:table-cell table:style-name="ce5" office:value-type="string" calcext:value-type="string">
            <text:p>Control de Cambios</text:p>
          </table:table-cell>
          <table:table-cell table:style-name="ce16" office:value-type="string" calcext:value-type="string">
            <text:p>Estado</text:p>
          </table:table-cell>
          <table:table-cell table:style-name="ce19" office:value-type="string" calcext:value-type="string">
            <text:p>Prioridad</text:p>
          </table:table-cell>
          <table:table-cell table:style-name="ce19" office:value-type="string" calcext:value-type="string">
            <text:p>Responsable</text:p>
          </table:table-cell>
          <table:table-cell table:style-name="ce19" office:value-type="string" calcext:value-type="string">
            <text:p>Observaciones</text:p>
          </table:table-cell>
          <table:table-cell table:number-columns-repeated="248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nventario Funcionario</text:p>
          </table:table-cell>
          <table:table-cell table:style-name="ce10"/>
          <table:table-cell table:style-name="ce11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20"/>
          <table:table-cell table:style-name="ce11" office:value-type="string" calcext:value-type="string">
            <text:p>* Agregar campo espacio fisico para realizar la consulta<text:line-break/>* Agregar en el reporte el campo espacio fisico<text:line-break/>* Ajustar el informe de funcionario para que el espacio de firmas no quede separado en hoja aparte de los elementos</text:p>
          </table:table-cell>
          <table:table-cell table:number-columns-repeated="248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sulta inventario funcionario</text:p>
          </table:table-cell>
          <table:table-cell table:style-name="ce7"/>
          <table:table-cell table:style-name="ce14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20"/>
          <table:table-cell table:style-name="ce11" office:value-type="string" calcext:value-type="string">
            <text:p>* Al descargar el archivo .xls, arroja toda la informacion en una misma celda, lo cual no permite trabajar la informaión</text:p>
          </table:table-cell>
          <table:table-cell table:number-columns-repeated="248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esión</text:p>
          </table:table-cell>
          <table:table-cell table:style-name="ce7"/>
          <table:table-cell table:style-name="ce14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20"/>
          <table:table-cell table:style-name="ce11" office:value-type="string" calcext:value-type="string">
            <text:p>* En ocaciones se cierra la sesión sin haber estado en inactividad.</text:p>
          </table:table-cell>
          <table:table-cell table:number-columns-repeated="248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estor de Reportes</text:p>
          </table:table-cell>
          <table:table-cell table:style-name="ce7"/>
          <table:table-cell table:style-name="ce14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20"/>
          <table:table-cell table:style-name="ce11" office:value-type="string" calcext:value-type="string">
            <text:p>* No se puede realizar consultas generales ( Catalogos, grupo, sedes, dependencias)</text:p>
          </table:table-cell>
          <table:table-cell table:number-columns-repeated="248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4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20"/>
          <table:table-cell table:style-name="ce12"/>
          <table:table-cell table:number-columns-repeated="248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4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12" table:number-columns-repeated="2"/>
          <table:table-cell table:number-columns-repeated="248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10"/>
          <table:table-cell table:style-name="ce11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12" table:number-columns-repeated="2"/>
          <table:table-cell table:number-columns-repeated="248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10" table:number-columns-repeated="2"/>
          <table:table-cell table:style-name="ce12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12" table:number-columns-repeated="2"/>
          <table:table-cell table:number-columns-repeated="248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7"/>
          <table:table-cell table:style-name="ce12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12" table:number-columns-repeated="2"/>
          <table:table-cell table:number-columns-repeated="248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21" table:number-columns-repeated="3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20"/>
          <table:table-cell table:style-name="ce12"/>
          <table:table-cell table:number-columns-repeated="248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1" table:number-columns-repeated="3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20"/>
          <table:table-cell table:style-name="ce12"/>
          <table:table-cell table:number-columns-repeated="248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8" table:number-columns-repeated="2"/>
          <table:table-cell table:style-name="ce15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12" table:number-columns-repeated="2"/>
          <table:table-cell table:number-columns-repeated="248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2"/>
          <table:table-cell table:style-name="ce11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12" table:number-columns-repeated="2"/>
          <table:table-cell table:number-columns-repeated="248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8" table:number-columns-repeated="3"/>
          <table:table-cell table:style-name="ce18" office:value-type="string" calcext:value-type="string">
            <text:p>No Resuelto</text:p>
          </table:table-cell>
          <table:table-cell table:style-name="ce20" office:value-type="string" calcext:value-type="string">
            <text:p>Prioridad 1</text:p>
          </table:table-cell>
          <table:table-cell table:style-name="ce12" table:number-columns-repeated="2"/>
          <table:table-cell table:number-columns-repeated="248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20" calcext:value-type="float">
            <text:p>20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12" table:number-columns-repeated="3"/>
          <table:table-cell table:style-name="ce18" office:value-type="string" calcext:value-type="string">
            <text:p>No Resuelto</text:p>
          </table:table-cell>
          <table:table-cell table:style-name="ce12" table:number-columns-repeated="3"/>
          <table:table-cell table:number-columns-repeated="248"/>
        </table:table-row>
        <table:table-row table:style-name="ro6" table:number-rows-repeated="973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range table:name="Excel_BuiltIn__FilterDatabase_2" table:base-cell-address="$'Controles de Cambio Preproducci'.$A$1" table:cell-range-address="#REF!.$A$1:.$X$99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roles_20_de_20_Cambio_20_Preproducci" style:display-name="PageStyle_Controles de Cambio Preproduc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bios" style:display-name="PageStyle_Camb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es_20_de_20_Cambio" style:display-name="PageStyle_Controles de Camb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date>2015-11-12T17:04:29.032389190</dc:date>
    <meta:editing-duration>P0D</meta:editing-duration>
    <meta:editing-cycles>1</meta:editing-cycles>
    <meta:document-statistic meta:table-count="2" meta:cell-count="173" meta:object-count="0"/>
  </office:meta>
</office:document-meta>
</file>